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K 2012 Validation</text:p>
          </table:table-cell>
          <table:covered-table-cell/>
          <table:table-cell table:style-name="ce2" office:value-type="string" calcext:value-type="string" table:number-columns-spanned="2" table:number-rows-spanned="1">
            <text:p>1K 20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</table:table>
      <table:table table:name="ZSL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table table:name="robust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89" calcext:value-type="float">
            <text:p>0.189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63" calcext:value-type="float">
            <text:p>0.06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93" calcext:value-type="float">
            <text:p>0.193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4" calcext:value-type="float">
            <text:p>0.04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15:35:08.157902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4T00:08:15.206651454</dc:date>
    <meta:editing-duration>P17DT19H40M58S</meta:editing-duration>
    <meta:editing-cycles>225</meta:editing-cycles>
    <meta:generator>LibreOffice/5.1.6.2$Linux_X86_64 LibreOffice_project/10m0$Build-2</meta:generator>
    <meta:document-statistic meta:table-count="9" meta:cell-count="7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